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922in" svg:height="5.5846in" svg:x="5.6591in" svg:y="0.963in">
            <draw:object draw:notify-on-update-of-ranges="Sheet1.C32:Sheet1.C49 Sheet1.C8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table:number-columns-repeated="16"/>
        </table:table-row>
        <table:table-row table:style-name="ro1">
          <table:table-cell table:number-columns-repeated="17"/>
          <table:table-cell>
            <draw:frame draw:z-index="1" draw:style-name="gr1" draw:text-style-name="P1" svg:width="9.922in" svg:height="5.5846in" svg:x="0.6291in" svg:y="0.1673in">
              <draw:object draw:notify-on-update-of-ranges="Sheet1.E32:Sheet1.E49 Sheet1.E8:Sheet1.E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Time, ms</text:p>
          </table:table-cell>
          <table:table-cell office:value-type="string" calcext:value-type="string">
            <text:p>NLOC</text:p>
          </table:table-cell>
          <table:table-cell office:value-type="string" calcext:value-type="string">
            <text:p>CodeEffectivnes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898" calcext:value-type="float">
            <text:p>6898</text:p>
          </table:table-cell>
          <table:table-cell office:value-type="float" office:value="107" calcext:value-type="float">
            <text:p>107</text:p>
          </table:table-cell>
          <table:table-cell table:formula="of:= 1 / [.C8] / [.D8] * 10^5" office:value-type="float" office:value="0.135485566722577" calcext:value-type="float">
            <text:p>0.1354855667225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52" calcext:value-type="float">
            <text:p>3752</text:p>
          </table:table-cell>
          <table:table-cell office:value-type="float" office:value="108" calcext:value-type="float">
            <text:p>108</text:p>
          </table:table-cell>
          <table:table-cell table:formula="of:= 1 / [.C9] / [.D9] * 10^5" office:value-type="float" office:value="0.246781963199874" calcext:value-type="float">
            <text:p>0.2467819631998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21" calcext:value-type="float">
            <text:p>4021</text:p>
          </table:table-cell>
          <table:table-cell office:value-type="float" office:value="109" calcext:value-type="float">
            <text:p>109</text:p>
          </table:table-cell>
          <table:table-cell table:formula="of:= 1 / [.C10] / [.D10] * 10^5" office:value-type="float" office:value="0.228159958383624" calcext:value-type="float">
            <text:p>0.2281599583836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72" calcext:value-type="float">
            <text:p>2772</text:p>
          </table:table-cell>
          <table:table-cell office:value-type="float" office:value="110" calcext:value-type="float">
            <text:p>110</text:p>
          </table:table-cell>
          <table:table-cell table:formula="of:= 1 / [.C11] / [.D11] * 10^5" office:value-type="float" office:value="0.327954873409419" calcext:value-type="float">
            <text:p>0.3279548734094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78" calcext:value-type="float">
            <text:p>2678</text:p>
          </table:table-cell>
          <table:table-cell office:value-type="float" office:value="111" calcext:value-type="float">
            <text:p>111</text:p>
          </table:table-cell>
          <table:table-cell table:formula="of:= 1 / [.C12] / [.D12] * 10^5" office:value-type="float" office:value="0.336408103398395" calcext:value-type="float">
            <text:p>0.3364081033983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88" calcext:value-type="float">
            <text:p>2088</text:p>
          </table:table-cell>
          <table:table-cell office:value-type="float" office:value="112" calcext:value-type="float">
            <text:p>112</text:p>
          </table:table-cell>
          <table:table-cell table:formula="of:= 1 / [.C13] / [.D13] * 10^5" office:value-type="float" office:value="0.427613574165298" calcext:value-type="float">
            <text:p>0.4276135741652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10" calcext:value-type="float">
            <text:p>2110</text:p>
          </table:table-cell>
          <table:table-cell office:value-type="float" office:value="113" calcext:value-type="float">
            <text:p>113</text:p>
          </table:table-cell>
          <table:table-cell table:formula="of:= 1 / [.C14] / [.D14] * 10^5" office:value-type="float" office:value="0.419410309105398" calcext:value-type="float">
            <text:p>0.4194103091053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43" calcext:value-type="float">
            <text:p>1843</text:p>
          </table:table-cell>
          <table:table-cell office:value-type="float" office:value="114" calcext:value-type="float">
            <text:p>114</text:p>
          </table:table-cell>
          <table:table-cell table:formula="of:= 1 / [.C15] / [.D15] * 10^5" office:value-type="float" office:value="0.475959295961009" calcext:value-type="float">
            <text:p>0.47595929596100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35" calcext:value-type="float">
            <text:p>1635</text:p>
          </table:table-cell>
          <table:table-cell office:value-type="float" office:value="115" calcext:value-type="float">
            <text:p>115</text:p>
          </table:table-cell>
          <table:table-cell table:formula="of:= 1 / [.C16] / [.D16] * 10^5" office:value-type="float" office:value="0.53184416965829" calcext:value-type="float">
            <text:p>0.531844169658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17" calcext:value-type="float">
            <text:p>1617</text:p>
          </table:table-cell>
          <table:table-cell office:value-type="float" office:value="116" calcext:value-type="float">
            <text:p>116</text:p>
          </table:table-cell>
          <table:table-cell table:formula="of:= 1 / [.C17] / [.D17] * 10^5" office:value-type="float" office:value="0.533128611946346" calcext:value-type="float">
            <text:p>0.5331286119463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11" calcext:value-type="float">
            <text:p>1411</text:p>
          </table:table-cell>
          <table:table-cell office:value-type="float" office:value="117" calcext:value-type="float">
            <text:p>117</text:p>
          </table:table-cell>
          <table:table-cell table:formula="of:= 1 / [.C18] / [.D18] * 10^5" office:value-type="float" office:value="0.605741215238026" calcext:value-type="float">
            <text:p>0.6057412152380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78" calcext:value-type="float">
            <text:p>1478</text:p>
          </table:table-cell>
          <table:table-cell office:value-type="float" office:value="118" calcext:value-type="float">
            <text:p>118</text:p>
          </table:table-cell>
          <table:table-cell table:formula="of:= 1 / [.C19] / [.D19] * 10^5" office:value-type="float" office:value="0.573381344464577" calcext:value-type="float">
            <text:p>0.5733813444645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119" calcext:value-type="float">
            <text:p>119</text:p>
          </table:table-cell>
          <table:table-cell table:formula="of:= 1 / [.C20] / [.D20] * 10^5" office:value-type="float" office:value="0.567794685441744" calcext:value-type="float">
            <text:p>0.5677946854417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25" calcext:value-type="float">
            <text:p>1225</text:p>
          </table:table-cell>
          <table:table-cell office:value-type="float" office:value="120" calcext:value-type="float">
            <text:p>120</text:p>
          </table:table-cell>
          <table:table-cell table:formula="of:= 1 / [.C21] / [.D21] * 10^5" office:value-type="float" office:value="0.680272108843537" calcext:value-type="float">
            <text:p>0.6802721088435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10" calcext:value-type="float">
            <text:p>1310</text:p>
          </table:table-cell>
          <table:table-cell office:value-type="float" office:value="121" calcext:value-type="float">
            <text:p>121</text:p>
          </table:table-cell>
          <table:table-cell table:formula="of:= 1 / [.C22] / [.D22] * 10^5" office:value-type="float" office:value="0.630875023657813" calcext:value-type="float">
            <text:p>0.6308750236578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122" calcext:value-type="float">
            <text:p>122</text:p>
          </table:table-cell>
          <table:table-cell table:formula="of:= 1 / [.C23] / [.D23] * 10^5" office:value-type="float" office:value="0.676855599626376" calcext:value-type="float">
            <text:p>0.6768555996263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32" calcext:value-type="float">
            <text:p>1232</text:p>
          </table:table-cell>
          <table:table-cell office:value-type="float" office:value="123" calcext:value-type="float">
            <text:p>123</text:p>
          </table:table-cell>
          <table:table-cell table:formula="of:= 1 / [.C24] / [.D24] * 10^5" office:value-type="float" office:value="0.659909196494563" calcext:value-type="float">
            <text:p>0.6599091964945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76" calcext:value-type="float">
            <text:p>1176</text:p>
          </table:table-cell>
          <table:table-cell office:value-type="float" office:value="124" calcext:value-type="float">
            <text:p>124</text:p>
          </table:table-cell>
          <table:table-cell table:formula="of:= 1 / [.C25] / [.D25] * 10^5" office:value-type="float" office:value="0.685758174237437" calcext:value-type="float">
            <text:p>0.685758174237437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Time, ms</text:p>
          </table:table-cell>
          <table:table-cell office:value-type="string" calcext:value-type="string">
            <text:p>NLOC</text:p>
          </table:table-cell>
          <table:table-cell office:value-type="string" calcext:value-type="string">
            <text:p>CodeEffectivnes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136" calcext:value-type="float">
            <text:p>136</text:p>
          </table:table-cell>
          <table:table-cell table:formula="of:= 1 / [.C32] / [.D32] * 10^5" office:value-type="float" office:value="0.105782494266589" calcext:value-type="float">
            <text:p>0.1057824942665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76" calcext:value-type="float">
            <text:p>3676</text:p>
          </table:table-cell>
          <table:table-cell office:value-type="float" office:value="137" calcext:value-type="float">
            <text:p>137</text:p>
          </table:table-cell>
          <table:table-cell table:formula="of:= 1 / [.C33] / [.D33] * 10^5" office:value-type="float" office:value="0.198565562377386" calcext:value-type="float">
            <text:p>0.1985655623773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57" calcext:value-type="float">
            <text:p>4057</text:p>
          </table:table-cell>
          <table:table-cell office:value-type="float" office:value="138" calcext:value-type="float">
            <text:p>138</text:p>
          </table:table-cell>
          <table:table-cell table:formula="of:= 1 / [.C34] / [.D34] * 10^5" office:value-type="float" office:value="0.178614168390293" calcext:value-type="float">
            <text:p>0.1786141683902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34" calcext:value-type="float">
            <text:p>2734</text:p>
          </table:table-cell>
          <table:table-cell office:value-type="float" office:value="139" calcext:value-type="float">
            <text:p>139</text:p>
          </table:table-cell>
          <table:table-cell table:formula="of:= 1 / [.C35] / [.D35] * 10^5" office:value-type="float" office:value="0.26313989042855" calcext:value-type="float">
            <text:p>0.263139890428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96" calcext:value-type="float">
            <text:p>2696</text:p>
          </table:table-cell>
          <table:table-cell office:value-type="float" office:value="140" calcext:value-type="float">
            <text:p>140</text:p>
          </table:table-cell>
          <table:table-cell table:formula="of:= 1 / [.C36] / [.D36] * 10^5" office:value-type="float" office:value="0.26494277236117" calcext:value-type="float">
            <text:p>0.264942772361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84" calcext:value-type="float">
            <text:p>2084</text:p>
          </table:table-cell>
          <table:table-cell office:value-type="float" office:value="141" calcext:value-type="float">
            <text:p>141</text:p>
          </table:table-cell>
          <table:table-cell table:formula="of:= 1 / [.C37] / [.D37] * 10^5" office:value-type="float" office:value="0.340316630593104" calcext:value-type="float">
            <text:p>0.3403166305931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35" calcext:value-type="float">
            <text:p>2035</text:p>
          </table:table-cell>
          <table:table-cell office:value-type="float" office:value="142" calcext:value-type="float">
            <text:p>142</text:p>
          </table:table-cell>
          <table:table-cell table:formula="of:= 1 / [.C38] / [.D38] * 10^5" office:value-type="float" office:value="0.346056684084853" calcext:value-type="float">
            <text:p>0.3460566840848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08" calcext:value-type="float">
            <text:p>1808</text:p>
          </table:table-cell>
          <table:table-cell office:value-type="float" office:value="143" calcext:value-type="float">
            <text:p>143</text:p>
          </table:table-cell>
          <table:table-cell table:formula="of:= 1 / [.C39] / [.D39] * 10^5" office:value-type="float" office:value="0.386781360232688" calcext:value-type="float">
            <text:p>0.3867813602326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08" calcext:value-type="float">
            <text:p>1608</text:p>
          </table:table-cell>
          <table:table-cell office:value-type="float" office:value="144" calcext:value-type="float">
            <text:p>144</text:p>
          </table:table-cell>
          <table:table-cell table:formula="of:= 1 / [.C40] / [.D40] * 10^5" office:value-type="float" office:value="0.431868435599779" calcext:value-type="float">
            <text:p>0.4318684355997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7" calcext:value-type="float">
            <text:p>1557</text:p>
          </table:table-cell>
          <table:table-cell office:value-type="float" office:value="145" calcext:value-type="float">
            <text:p>145</text:p>
          </table:table-cell>
          <table:table-cell table:formula="of:= 1 / [.C41] / [.D41] * 10^5" office:value-type="float" office:value="0.442938453701858" calcext:value-type="float">
            <text:p>0.4429384537018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39" calcext:value-type="float">
            <text:p>1439</text:p>
          </table:table-cell>
          <table:table-cell office:value-type="float" office:value="146" calcext:value-type="float">
            <text:p>146</text:p>
          </table:table-cell>
          <table:table-cell table:formula="of:= 1 / [.C42] / [.D42] * 10^5" office:value-type="float" office:value="0.475977419631213" calcext:value-type="float">
            <text:p>0.4759774196312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42" calcext:value-type="float">
            <text:p>1342</text:p>
          </table:table-cell>
          <table:table-cell office:value-type="float" office:value="147" calcext:value-type="float">
            <text:p>147</text:p>
          </table:table-cell>
          <table:table-cell table:formula="of:= 1 / [.C43] / [.D43] * 10^5" office:value-type="float" office:value="0.506909172014558" calcext:value-type="float">
            <text:p>0.5069091720145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58" calcext:value-type="float">
            <text:p>1358</text:p>
          </table:table-cell>
          <table:table-cell office:value-type="float" office:value="148" calcext:value-type="float">
            <text:p>148</text:p>
          </table:table-cell>
          <table:table-cell table:formula="of:= 1 / [.C44] / [.D44] * 10^5" office:value-type="float" office:value="0.497552043943797" calcext:value-type="float">
            <text:p>0.4975520439437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95" calcext:value-type="float">
            <text:p>1295</text:p>
          </table:table-cell>
          <table:table-cell office:value-type="float" office:value="149" calcext:value-type="float">
            <text:p>149</text:p>
          </table:table-cell>
          <table:table-cell table:formula="of:= 1 / [.C45] / [.D45] * 10^5" office:value-type="float" office:value="0.518255551812599" calcext:value-type="float">
            <text:p>0.5182555518125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21" calcext:value-type="float">
            <text:p>1221</text:p>
          </table:table-cell>
          <table:table-cell office:value-type="float" office:value="150" calcext:value-type="float">
            <text:p>150</text:p>
          </table:table-cell>
          <table:table-cell table:formula="of:= 1 / [.C46] / [.D46] * 10^5" office:value-type="float" office:value="0.546000546000546" calcext:value-type="float">
            <text:p>0.5460005460005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71" calcext:value-type="float">
            <text:p>1271</text:p>
          </table:table-cell>
          <table:table-cell office:value-type="float" office:value="151" calcext:value-type="float">
            <text:p>151</text:p>
          </table:table-cell>
          <table:table-cell table:formula="of:= 1 / [.C47] / [.D47] * 10^5" office:value-type="float" office:value="0.521047722760928" calcext:value-type="float">
            <text:p>0.5210477227609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01" calcext:value-type="float">
            <text:p>1301</text:p>
          </table:table-cell>
          <table:table-cell office:value-type="float" office:value="152" calcext:value-type="float">
            <text:p>152</text:p>
          </table:table-cell>
          <table:table-cell table:formula="of:= 1 / [.C48] / [.D48] * 10^5" office:value-type="float" office:value="0.505683886888628" calcext:value-type="float">
            <text:p>0.5056838868886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24" calcext:value-type="float">
            <text:p>1224</text:p>
          </table:table-cell>
          <table:table-cell office:value-type="float" office:value="153" calcext:value-type="float">
            <text:p>153</text:p>
          </table:table-cell>
          <table:table-cell table:formula="of:= 1 / [.C49] / [.D49] * 10^5" office:value-type="float" office:value="0.533982656243325" calcext:value-type="float">
            <text:p>0.53398265624332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2:25:11.470065996</meta:creation-date>
    <dc:date>2024-12-15T19:23:48.030003169</dc:date>
    <meta:editing-duration>PT1H24S</meta:editing-duration>
    <meta:editing-cycles>6</meta:editing-cycles>
    <meta:generator>LibreOffice/7.4.7.2$Linux_X86_64 LibreOffice_project/40$Build-2</meta:generator>
    <meta:document-statistic meta:table-count="1" meta:cell-count="1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00" chart:maximum="7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3cm" svg:height="14.186cm" xlink:href=".." xlink:type="simple" chart:class="chart:line" chart:style-name="ch1">
        <chart:title svg:x="9.171cm" svg:y="0.419cm" chart:style-name="ch2">
          <text:p>Execution time per thread number</text:p>
        </chart:title>
        <chart:legend chart:legend-position="end" svg:x="22.589cm" svg:y="6.228cm" style:legend-expansion="custom" svg:width="2.282cm" svg:height="3.07cm" style:legend-expansion-aspect-ratio="0.743322475570033" chart:style-name="ch3"/>
        <chart:plot-area chart:style-name="ch4" table:cell-range-address="Sheet1.C32:Sheet1.C49 Sheet1.C8:Sheet1.C25" chart:data-source-has-labels="row" svg:x="1.515cm" svg:y="1.481cm" svg:width="20.623cm" svg:height="11.441cm">
          <chart:coordinate-region svg:x="2.507cm" svg:y="1.68cm" svg:width="19.444cm" svg:height="10.595cm"/>
          <chart:axis chart:dimension="x" chart:name="primary-x" chart:style-name="ch5">
            <chart:title svg:x="10.433cm" svg:y="13.205cm" chart:style-name="ch6">
              <text:p>Number of threads</text:p>
            </chart:title>
          </chart:axis>
          <chart:axis chart:dimension="y" chart:name="primary-y" chart:style-name="ch7">
            <chart:title svg:x="0.451cm" svg:y="7.906cm" chart:style-name="ch8">
              <text:p>Time, ms</text:p>
            </chart:title>
            <chart:grid chart:style-name="ch9" chart:class="major"/>
          </chart:axis>
          <chart:series chart:style-name="ch10" chart:values-cell-range-address="Sheet1.C32:Sheet1.C49" loext:label-string="pthread" chart:class="chart:line">
            <chart:data-point chart:repeated="18"/>
          </chart:series>
          <chart:series chart:style-name="ch11" chart:values-cell-range-address="Sheet1.C8:Sheet1.C25" loext:label-string="openmp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51">
                <text:p>6951</text:p>
                <draw:g>
                  <svg:desc>Sheet1.C32:Sheet1.C49</svg:desc>
                </draw:g>
              </table:table-cell>
              <table:table-cell office:value-type="float" office:value="6898">
                <text:p>6898</text:p>
                <draw:g>
                  <svg:desc>Sheet1.C8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6">
                <text:p>3676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7">
                <text:p>4057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4">
                <text:p>2734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6">
                <text:p>2696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4">
                <text:p>2084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5">
                <text:p>2035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8">
                <text:p>180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8">
                <text:p>1608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7">
                <text:p>155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9">
                <text:p>143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">
                <text:p>134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8">
                <text:p>135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5">
                <text:p>129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1">
                <text:p>122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1">
                <text:p>127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1">
                <text:p>130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4">
                <text:p>1224</text:p>
              </table:table-cell>
              <table:table-cell office:value-type="float" office:value="1176">
                <text:p>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3cm" svg:height="14.186cm" xlink:href=".." xlink:type="simple" chart:class="chart:line" chart:style-name="ch1">
        <chart:title svg:x="10.322cm" svg:y="0.419cm" chart:style-name="ch2">
          <text:p>Эффективность кода</text:p>
        </chart:title>
        <chart:legend chart:legend-position="end" svg:x="22.589cm" svg:y="6.228cm" style:legend-expansion="custom" svg:width="2.282cm" svg:height="3.07cm" style:legend-expansion-aspect-ratio="0.743322475570033" chart:style-name="ch3"/>
        <chart:plot-area chart:style-name="ch4" table:cell-range-address="Sheet1.E32:Sheet1.E49 Sheet1.E8:Sheet1.E25" chart:data-source-has-labels="row" svg:x="1.885cm" svg:y="1.481cm" svg:width="20.253cm" svg:height="11.441cm">
          <chart:coordinate-region svg:x="2.612cm" svg:y="1.68cm" svg:width="19.339cm" svg:height="10.595cm"/>
          <chart:axis chart:dimension="x" chart:name="primary-x" chart:style-name="ch5">
            <chart:title svg:x="10.618cm" svg:y="13.205cm" chart:style-name="ch6">
              <text:p>Number of threads</text:p>
            </chart:title>
          </chart:axis>
          <chart:axis chart:dimension="y" chart:name="primary-y" chart:style-name="ch7">
            <chart:title svg:x="0.451cm" svg:y="8.489cm" chart:style-name="ch8">
              <text:p>Эффективность 
кода</text:p>
            </chart:title>
            <chart:grid chart:style-name="ch9" chart:class="major"/>
          </chart:axis>
          <chart:series chart:style-name="ch10" chart:values-cell-range-address="Sheet1.E32:Sheet1.E49" loext:label-string="pthread" chart:class="chart:line">
            <chart:data-point chart:repeated="18"/>
          </chart:series>
          <chart:series chart:style-name="ch11" chart:values-cell-range-address="Sheet1.E8:Sheet1.E25" loext:label-string="openmp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782494266589">
                <text:p>0.105782494266589</text:p>
                <draw:g>
                  <svg:desc>Sheet1.E32:Sheet1.E49</svg:desc>
                </draw:g>
              </table:table-cell>
              <table:table-cell office:value-type="float" office:value="0.135485566722577">
                <text:p>0.135485566722577</text:p>
                <draw:g>
                  <svg:desc>Sheet1.E8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8565562377386">
                <text:p>0.198565562377386</text:p>
              </table:table-cell>
              <table:table-cell office:value-type="float" office:value="0.246781963199874">
                <text:p>0.246781963199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614168390293">
                <text:p>0.178614168390293</text:p>
              </table:table-cell>
              <table:table-cell office:value-type="float" office:value="0.228159958383624">
                <text:p>0.228159958383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313989042855">
                <text:p>0.26313989042855</text:p>
              </table:table-cell>
              <table:table-cell office:value-type="float" office:value="0.327954873409419">
                <text:p>0.327954873409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94277236117">
                <text:p>0.26494277236117</text:p>
              </table:table-cell>
              <table:table-cell office:value-type="float" office:value="0.336408103398395">
                <text:p>0.336408103398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316630593104">
                <text:p>0.340316630593104</text:p>
              </table:table-cell>
              <table:table-cell office:value-type="float" office:value="0.427613574165298">
                <text:p>0.42761357416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6056684084853">
                <text:p>0.346056684084853</text:p>
              </table:table-cell>
              <table:table-cell office:value-type="float" office:value="0.419410309105398">
                <text:p>0.419410309105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6781360232688">
                <text:p>0.386781360232688</text:p>
              </table:table-cell>
              <table:table-cell office:value-type="float" office:value="0.475959295961009">
                <text:p>0.475959295961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1868435599779">
                <text:p>0.431868435599779</text:p>
              </table:table-cell>
              <table:table-cell office:value-type="float" office:value="0.53184416965829">
                <text:p>0.53184416965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2938453701858">
                <text:p>0.442938453701858</text:p>
              </table:table-cell>
              <table:table-cell office:value-type="float" office:value="0.533128611946346">
                <text:p>0.533128611946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5977419631213">
                <text:p>0.475977419631213</text:p>
              </table:table-cell>
              <table:table-cell office:value-type="float" office:value="0.605741215238026">
                <text:p>0.605741215238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6909172014558">
                <text:p>0.506909172014558</text:p>
              </table:table-cell>
              <table:table-cell office:value-type="float" office:value="0.573381344464577">
                <text:p>0.573381344464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7552043943797">
                <text:p>0.497552043943797</text:p>
              </table:table-cell>
              <table:table-cell office:value-type="float" office:value="0.567794685441744">
                <text:p>0.567794685441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8255551812599">
                <text:p>0.518255551812599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6000546000546">
                <text:p>0.546000546000546</text:p>
              </table:table-cell>
              <table:table-cell office:value-type="float" office:value="0.630875023657813">
                <text:p>0.630875023657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1047722760928">
                <text:p>0.521047722760928</text:p>
              </table:table-cell>
              <table:table-cell office:value-type="float" office:value="0.676855599626376">
                <text:p>0.676855599626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5683886888628">
                <text:p>0.505683886888628</text:p>
              </table:table-cell>
              <table:table-cell office:value-type="float" office:value="0.659909196494563">
                <text:p>0.659909196494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3982656243325">
                <text:p>0.533982656243325</text:p>
              </table:table-cell>
              <table:table-cell office:value-type="float" office:value="0.685758174237437">
                <text:p>0.685758174237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